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04A00000024ECE53FC75B26BC7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8.706cm" fo:margin-left="-0.598cm" table:align="left"/>
    </style:style>
    <style:style style:name="Таблица1.A" style:family="table-column">
      <style:table-column-properties style:column-width="1.191cm"/>
    </style:style>
    <style:style style:name="Таблица1.B" style:family="table-column">
      <style:table-column-properties style:column-width="5.318cm"/>
    </style:style>
    <style:style style:name="Таблица1.C" style:family="table-column">
      <style:table-column-properties style:column-width="1.588cm"/>
    </style:style>
    <style:style style:name="Таблица1.D" style:family="table-column">
      <style:table-column-properties style:column-width="2.699cm"/>
    </style:style>
    <style:style style:name="Таблица1.F" style:family="table-column">
      <style:table-column-properties style:column-width="2.552cm"/>
    </style:style>
    <style:style style:name="Таблица1.G" style:family="table-column">
      <style:table-column-properties style:column-width="2.66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G1" style:family="table-cell">
      <style:table-cell-properties fo:padding="0.097cm" fo:border="0.05pt solid #000000"/>
    </style:style>
    <style:style style:name="Таблица1.2" style:family="table-row">
      <style:table-row-properties style:min-row-height="0.6cm"/>
    </style:style>
    <style:style style:name="Таблица1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none" fo:border-top="none" fo:border-bottom="0.05pt solid #000000"/>
    </style:style>
    <style:style style:name="Таблица1.F2" style:family="table-cell">
      <style:table-cell-properties fo:padding="0.097cm" fo:border-left="0.05pt solid #000000" fo:border-right="none" fo:border-top="none" fo:border-bottom="0.05pt solid #000000"/>
    </style:style>
    <style:style style:name="Таблица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" style:family="table-cell">
      <style:table-cell-properties fo:padding="0.097cm" fo:border-left="0.05pt solid #000000" fo:border-right="none" fo:border-top="none" fo:border-bottom="0.05pt solid #000000"/>
    </style:style>
    <style:style style:name="Таблица1.C3" style:family="table-cell">
      <style:table-cell-properties fo:padding="0.097cm" fo:border-left="0.05pt solid #000000" fo:border-right="none" fo:border-top="none" fo:border-bottom="0.05pt solid #000000"/>
    </style:style>
    <style:style style:name="Таблица1.D3" style:family="table-cell">
      <style:table-cell-properties fo:padding="0.097cm" fo:border-left="0.05pt solid #000000" fo:border-right="none" fo:border-top="none" fo:border-bottom="0.05pt solid #000000"/>
    </style:style>
    <style:style style:name="Таблица1.E3" style:family="table-cell">
      <style:table-cell-properties fo:padding="0.097cm" fo:border-left="0.05pt solid #000000" fo:border-right="none" fo:border-top="none" fo:border-bottom="0.05pt solid #000000"/>
    </style:style>
    <style:style style:name="Таблица1.F3" style:family="table-cell">
      <style:table-cell-properties fo:padding="0.097cm" fo:border-left="0.05pt solid #000000" fo:border-right="none" fo:border-top="none" fo:border-bottom="0.05pt solid #000000"/>
    </style:style>
    <style:style style:name="Таблица1.G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4" style:family="table-cell">
      <style:table-cell-properties fo:padding="0.097cm" fo:border-left="0.05pt solid #000000" fo:border-right="none" fo:border-top="none" fo:border-bottom="0.05pt solid #000000"/>
    </style:style>
    <style:style style:name="Таблица1.C4" style:family="table-cell">
      <style:table-cell-properties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F4" style:family="table-cell">
      <style:table-cell-properties fo:padding="0.097cm" fo:border-left="0.05pt solid #000000" fo:border-right="none" fo:border-top="none" fo:border-bottom="0.05pt solid #000000"/>
    </style:style>
    <style:style style:name="Таблица1.G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5" style:family="table-cell">
      <style:table-cell-properties fo:padding="0.097cm" fo:border-left="0.05pt solid #000000" fo:border-right="none" fo:border-top="none" fo:border-bottom="0.05pt solid #000000"/>
    </style:style>
    <style:style style:name="Таблица1.C5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F5" style:family="table-cell">
      <style:table-cell-properties fo:padding="0.097cm" fo:border-left="0.05pt solid #000000" fo:border-right="none" fo:border-top="none" fo:border-bottom="0.05pt solid #000000"/>
    </style:style>
    <style:style style:name="Таблица1.G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6" style:family="table-cell">
      <style:table-cell-properties fo:padding="0.097cm" fo:border-left="0.05pt solid #000000" fo:border-right="none" fo:border-top="none" fo:border-bottom="0.05pt solid #000000"/>
    </style:style>
    <style:style style:name="Таблица1.C6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F6" style:family="table-cell">
      <style:table-cell-properties fo:padding="0.097cm" fo:border-left="0.05pt solid #000000" fo:border-right="none" fo:border-top="none" fo:border-bottom="0.05pt solid #000000"/>
    </style:style>
    <style:style style:name="Таблица1.G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7" style:family="table-cell">
      <style:table-cell-properties fo:padding="0.097cm" fo:border-left="0.05pt solid #000000" fo:border-right="none" fo:border-top="none" fo:border-bottom="0.05pt solid #000000"/>
    </style:style>
    <style:style style:name="Таблица1.C7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F7" style:family="table-cell">
      <style:table-cell-properties fo:padding="0.097cm" fo:border-left="0.05pt solid #000000" fo:border-right="none" fo:border-top="none" fo:border-bottom="0.05pt solid #000000"/>
    </style:style>
    <style:style style:name="Таблица1.G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8" style:family="table-cell">
      <style:table-cell-properties fo:padding="0.097cm" fo:border-left="0.05pt solid #000000" fo:border-right="none" fo:border-top="none" fo:border-bottom="0.05pt solid #000000"/>
    </style:style>
    <style:style style:name="Таблица1.C8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F8" style:family="table-cell">
      <style:table-cell-properties fo:padding="0.097cm" fo:border-left="0.05pt solid #000000" fo:border-right="none" fo:border-top="none" fo:border-bottom="0.05pt solid #000000"/>
    </style:style>
    <style:style style:name="Таблица1.G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9" style:family="table-cell">
      <style:table-cell-properties fo:padding="0.097cm" fo:border-left="0.05pt solid #000000" fo:border-right="none" fo:border-top="none" fo:border-bottom="0.05pt solid #000000"/>
    </style:style>
    <style:style style:name="Таблица1.C9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F9" style:family="table-cell">
      <style:table-cell-properties fo:padding="0.097cm" fo:border-left="0.05pt solid #000000" fo:border-right="none" fo:border-top="none" fo:border-bottom="0.05pt solid #000000"/>
    </style:style>
    <style:style style:name="Таблица1.G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0" style:family="table-cell">
      <style:table-cell-properties fo:padding="0.097cm" fo:border-left="0.05pt solid #000000" fo:border-right="none" fo:border-top="none" fo:border-bottom="0.05pt solid #000000"/>
    </style:style>
    <style:style style:name="Таблица1.C10" style:family="table-cell">
      <style:table-cell-properties fo:padding="0.097cm" fo:border-left="0.05pt solid #000000" fo:border-right="none" fo:border-top="none" fo:border-bottom="0.05pt solid #000000"/>
    </style:style>
    <style:style style:name="Таблица1.D10" style:family="table-cell">
      <style:table-cell-properties fo:padding="0.097cm" fo:border-left="0.05pt solid #000000" fo:border-right="none" fo:border-top="none" fo:border-bottom="0.05pt solid #000000"/>
    </style:style>
    <style:style style:name="Таблица1.E10" style:family="table-cell">
      <style:table-cell-properties fo:padding="0.097cm" fo:border-left="0.05pt solid #000000" fo:border-right="none" fo:border-top="none" fo:border-bottom="0.05pt solid #000000"/>
    </style:style>
    <style:style style:name="Таблица1.F10" style:family="table-cell">
      <style:table-cell-properties fo:padding="0.097cm" fo:border-left="0.05pt solid #000000" fo:border-right="none" fo:border-top="none" fo:border-bottom="0.05pt solid #000000"/>
    </style:style>
    <style:style style:name="Таблица1.G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1" style:family="table-cell">
      <style:table-cell-properties fo:padding="0.097cm" fo:border-left="0.05pt solid #000000" fo:border-right="none" fo:border-top="none" fo:border-bottom="0.05pt solid #000000"/>
    </style:style>
    <style:style style:name="Таблица1.C11" style:family="table-cell">
      <style:table-cell-properties fo:padding="0.097cm" fo:border-left="0.05pt solid #000000" fo:border-right="none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F11" style:family="table-cell">
      <style:table-cell-properties fo:padding="0.097cm" fo:border-left="0.05pt solid #000000" fo:border-right="none" fo:border-top="none" fo:border-bottom="0.05pt solid #000000"/>
    </style:style>
    <style:style style:name="Таблица1.G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2" style:family="table-cell">
      <style:table-cell-properties fo:padding="0.097cm" fo:border-left="0.05pt solid #000000" fo:border-right="none" fo:border-top="none" fo:border-bottom="0.05pt solid #000000"/>
    </style:style>
    <style:style style:name="Таблица1.C12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F12" style:family="table-cell">
      <style:table-cell-properties fo:padding="0.097cm" fo:border-left="0.05pt solid #000000" fo:border-right="none" fo:border-top="none" fo:border-bottom="0.05pt solid #000000"/>
    </style:style>
    <style:style style:name="Таблица1.G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3" style:family="table-cell">
      <style:table-cell-properties fo:padding="0.097cm" fo:border-left="0.05pt solid #000000" fo:border-right="none" fo:border-top="none" fo:border-bottom="0.05pt solid #000000"/>
    </style:style>
    <style:style style:name="Таблица1.C13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F13" style:family="table-cell">
      <style:table-cell-properties fo:padding="0.097cm" fo:border-left="0.05pt solid #000000" fo:border-right="none" fo:border-top="none" fo:border-bottom="0.05pt solid #000000"/>
    </style:style>
    <style:style style:name="Таблица1.G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4" style:family="table-cell">
      <style:table-cell-properties fo:padding="0.097cm" fo:border-left="0.05pt solid #000000" fo:border-right="none" fo:border-top="none" fo:border-bottom="0.05pt solid #000000"/>
    </style:style>
    <style:style style:name="Таблица1.C14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F14" style:family="table-cell">
      <style:table-cell-properties fo:padding="0.097cm" fo:border-left="0.05pt solid #000000" fo:border-right="none" fo:border-top="none" fo:border-bottom="0.05pt solid #000000"/>
    </style:style>
    <style:style style:name="Таблица1.G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5" style:family="table-cell">
      <style:table-cell-properties fo:padding="0.097cm" fo:border-left="0.05pt solid #000000" fo:border-right="none" fo:border-top="none" fo:border-bottom="0.05pt solid #000000"/>
    </style:style>
    <style:style style:name="Таблица1.C15" style:family="table-cell">
      <style:table-cell-properties fo:padding="0.097cm" fo:border-left="0.05pt solid #000000" fo:border-right="none" fo:border-top="none" fo:border-bottom="0.05pt solid #000000"/>
    </style:style>
    <style:style style:name="Таблица1.D15" style:family="table-cell">
      <style:table-cell-properties fo:padding="0.097cm" fo:border-left="0.05pt solid #000000" fo:border-right="none" fo:border-top="none" fo:border-bottom="0.05pt solid #000000"/>
    </style:style>
    <style:style style:name="Таблица1.E15" style:family="table-cell">
      <style:table-cell-properties fo:padding="0.097cm" fo:border-left="0.05pt solid #000000" fo:border-right="none" fo:border-top="none" fo:border-bottom="0.05pt solid #000000"/>
    </style:style>
    <style:style style:name="Таблица1.F15" style:family="table-cell">
      <style:table-cell-properties fo:padding="0.097cm" fo:border-left="0.05pt solid #000000" fo:border-right="none" fo:border-top="none" fo:border-bottom="0.05pt solid #000000"/>
    </style:style>
    <style:style style:name="Таблица1.G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6" style:family="table-cell">
      <style:table-cell-properties fo:padding="0.097cm" fo:border-left="0.05pt solid #000000" fo:border-right="none" fo:border-top="none" fo:border-bottom="0.05pt solid #000000"/>
    </style:style>
    <style:style style:name="Таблица1.C16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F16" style:family="table-cell">
      <style:table-cell-properties fo:padding="0.097cm" fo:border-left="0.05pt solid #000000" fo:border-right="none" fo:border-top="none" fo:border-bottom="0.05pt solid #000000"/>
    </style:style>
    <style:style style:name="Таблица1.G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7" style:family="table-cell">
      <style:table-cell-properties fo:padding="0.097cm" fo:border-left="0.05pt solid #000000" fo:border-right="none" fo:border-top="none" fo:border-bottom="0.05pt solid #000000"/>
    </style:style>
    <style:style style:name="Таблица1.C17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F17" style:family="table-cell">
      <style:table-cell-properties fo:padding="0.097cm" fo:border-left="0.05pt solid #000000" fo:border-right="none" fo:border-top="none" fo:border-bottom="0.05pt solid #000000"/>
    </style:style>
    <style:style style:name="Таблица1.G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8" style:family="table-cell">
      <style:table-cell-properties fo:padding="0.097cm" fo:border-left="0.05pt solid #000000" fo:border-right="none" fo:border-top="none" fo:border-bottom="0.05pt solid #000000"/>
    </style:style>
    <style:style style:name="Таблица1.C18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F18" style:family="table-cell">
      <style:table-cell-properties fo:padding="0.097cm" fo:border-left="0.05pt solid #000000" fo:border-right="none" fo:border-top="none" fo:border-bottom="0.05pt solid #000000"/>
    </style:style>
    <style:style style:name="Таблица1.G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19" style:family="table-cell">
      <style:table-cell-properties fo:padding="0.097cm" fo:border-left="0.05pt solid #000000" fo:border-right="none" fo:border-top="none" fo:border-bottom="0.05pt solid #000000"/>
    </style:style>
    <style:style style:name="Таблица1.C19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F19" style:family="table-cell">
      <style:table-cell-properties fo:padding="0.097cm" fo:border-left="0.05pt solid #000000" fo:border-right="none" fo:border-top="none" fo:border-bottom="0.05pt solid #000000"/>
    </style:style>
    <style:style style:name="Таблица1.G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0" style:family="table-cell">
      <style:table-cell-properties fo:padding="0.097cm" fo:border-left="0.05pt solid #000000" fo:border-right="none" fo:border-top="none" fo:border-bottom="0.05pt solid #000000"/>
    </style:style>
    <style:style style:name="Таблица1.C20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F20" style:family="table-cell">
      <style:table-cell-properties fo:padding="0.097cm" fo:border-left="0.05pt solid #000000" fo:border-right="none" fo:border-top="none" fo:border-bottom="0.05pt solid #000000"/>
    </style:style>
    <style:style style:name="Таблица1.G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1" style:family="table-cell">
      <style:table-cell-properties fo:padding="0.097cm" fo:border-left="0.05pt solid #000000" fo:border-right="none" fo:border-top="none" fo:border-bottom="0.05pt solid #000000"/>
    </style:style>
    <style:style style:name="Таблица1.C21" style:family="table-cell">
      <style:table-cell-properties fo:padding="0.097cm" fo:border-left="0.05pt solid #000000" fo:border-right="none" fo:border-top="none" fo:border-bottom="0.05pt solid #000000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F21" style:family="table-cell">
      <style:table-cell-properties fo:padding="0.097cm" fo:border-left="0.05pt solid #000000" fo:border-right="none" fo:border-top="none" fo:border-bottom="0.05pt solid #000000"/>
    </style:style>
    <style:style style:name="Таблица1.G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2" style:family="table-cell">
      <style:table-cell-properties fo:padding="0.097cm" fo:border-left="0.05pt solid #000000" fo:border-right="none" fo:border-top="none" fo:border-bottom="0.05pt solid #000000"/>
    </style:style>
    <style:style style:name="Таблица1.C22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F22" style:family="table-cell">
      <style:table-cell-properties fo:padding="0.097cm" fo:border-left="0.05pt solid #000000" fo:border-right="none" fo:border-top="none" fo:border-bottom="0.05pt solid #000000"/>
    </style:style>
    <style:style style:name="Таблица1.G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3" style:family="table-cell">
      <style:table-cell-properties fo:padding="0.097cm" fo:border-left="0.05pt solid #000000" fo:border-right="none" fo:border-top="none" fo:border-bottom="0.05pt solid #000000"/>
    </style:style>
    <style:style style:name="Таблица1.C23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F23" style:family="table-cell">
      <style:table-cell-properties fo:padding="0.097cm" fo:border-left="0.05pt solid #000000" fo:border-right="none" fo:border-top="none" fo:border-bottom="0.05pt solid #000000"/>
    </style:style>
    <style:style style:name="Таблица1.G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4" style:family="table-cell">
      <style:table-cell-properties fo:padding="0.097cm" fo:border-left="0.05pt solid #000000" fo:border-right="none" fo:border-top="none" fo:border-bottom="0.05pt solid #000000"/>
    </style:style>
    <style:style style:name="Таблица1.C24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1.F24" style:family="table-cell">
      <style:table-cell-properties fo:padding="0.097cm" fo:border-left="0.05pt solid #000000" fo:border-right="none" fo:border-top="none" fo:border-bottom="0.05pt solid #000000"/>
    </style:style>
    <style:style style:name="Таблица1.G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5" style:family="table-cell">
      <style:table-cell-properties fo:padding="0.097cm" fo:border-left="0.05pt solid #000000" fo:border-right="none" fo:border-top="none" fo:border-bottom="0.05pt solid #000000"/>
    </style:style>
    <style:style style:name="Таблица1.C25" style:family="table-cell">
      <style:table-cell-properties fo:padding="0.097cm" fo:border-left="0.05pt solid #000000" fo:border-right="none" fo:border-top="none" fo:border-bottom="0.05pt solid #000000"/>
    </style:style>
    <style:style style:name="Таблица1.D25" style:family="table-cell">
      <style:table-cell-properties fo:padding="0.097cm" fo:border-left="0.05pt solid #000000" fo:border-right="none" fo:border-top="none" fo:border-bottom="0.05pt solid #000000"/>
    </style:style>
    <style:style style:name="Таблица1.E25" style:family="table-cell">
      <style:table-cell-properties fo:padding="0.097cm" fo:border-left="0.05pt solid #000000" fo:border-right="none" fo:border-top="none" fo:border-bottom="0.05pt solid #000000"/>
    </style:style>
    <style:style style:name="Таблица1.F25" style:family="table-cell">
      <style:table-cell-properties fo:padding="0.097cm" fo:border-left="0.05pt solid #000000" fo:border-right="none" fo:border-top="none" fo:border-bottom="0.05pt solid #000000"/>
    </style:style>
    <style:style style:name="Таблица1.G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6" style:family="table-cell">
      <style:table-cell-properties fo:padding="0.097cm" fo:border-left="0.05pt solid #000000" fo:border-right="none" fo:border-top="none" fo:border-bottom="0.05pt solid #000000"/>
    </style:style>
    <style:style style:name="Таблица1.C26" style:family="table-cell">
      <style:table-cell-properties fo:padding="0.097cm" fo:border-left="0.05pt solid #000000" fo:border-right="none" fo:border-top="none" fo:border-bottom="0.05pt solid #000000"/>
    </style:style>
    <style:style style:name="Таблица1.D26" style:family="table-cell">
      <style:table-cell-properties fo:padding="0.097cm" fo:border-left="0.05pt solid #000000" fo:border-right="none" fo:border-top="none" fo:border-bottom="0.05pt solid #000000"/>
    </style:style>
    <style:style style:name="Таблица1.E26" style:family="table-cell">
      <style:table-cell-properties fo:padding="0.097cm" fo:border-left="0.05pt solid #000000" fo:border-right="none" fo:border-top="none" fo:border-bottom="0.05pt solid #000000"/>
    </style:style>
    <style:style style:name="Таблица1.F26" style:family="table-cell">
      <style:table-cell-properties fo:padding="0.097cm" fo:border-left="0.05pt solid #000000" fo:border-right="none" fo:border-top="none" fo:border-bottom="0.05pt solid #000000"/>
    </style:style>
    <style:style style:name="Таблица1.G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7" style:family="table-cell">
      <style:table-cell-properties fo:padding="0.097cm" fo:border-left="0.05pt solid #000000" fo:border-right="none" fo:border-top="none" fo:border-bottom="0.05pt solid #000000"/>
    </style:style>
    <style:style style:name="Таблица1.C27" style:family="table-cell">
      <style:table-cell-properties fo:padding="0.097cm" fo:border-left="0.05pt solid #000000" fo:border-right="none" fo:border-top="none" fo:border-bottom="0.05pt solid #000000"/>
    </style:style>
    <style:style style:name="Таблица1.D27" style:family="table-cell">
      <style:table-cell-properties fo:padding="0.097cm" fo:border-left="0.05pt solid #000000" fo:border-right="none" fo:border-top="none" fo:border-bottom="0.05pt solid #000000"/>
    </style:style>
    <style:style style:name="Таблица1.E27" style:family="table-cell">
      <style:table-cell-properties fo:padding="0.097cm" fo:border-left="0.05pt solid #000000" fo:border-right="none" fo:border-top="none" fo:border-bottom="0.05pt solid #000000"/>
    </style:style>
    <style:style style:name="Таблица1.F27" style:family="table-cell">
      <style:table-cell-properties fo:padding="0.097cm" fo:border-left="0.05pt solid #000000" fo:border-right="none" fo:border-top="none" fo:border-bottom="0.05pt solid #000000"/>
    </style:style>
    <style:style style:name="Таблица1.G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8" style:family="table-cell">
      <style:table-cell-properties fo:padding="0.097cm" fo:border-left="0.05pt solid #000000" fo:border-right="none" fo:border-top="none" fo:border-bottom="0.05pt solid #000000"/>
    </style:style>
    <style:style style:name="Таблица1.C28" style:family="table-cell">
      <style:table-cell-properties fo:padding="0.097cm" fo:border-left="0.05pt solid #000000" fo:border-right="none" fo:border-top="none" fo:border-bottom="0.05pt solid #000000"/>
    </style:style>
    <style:style style:name="Таблица1.D28" style:family="table-cell">
      <style:table-cell-properties fo:padding="0.097cm" fo:border-left="0.05pt solid #000000" fo:border-right="none" fo:border-top="none" fo:border-bottom="0.05pt solid #000000"/>
    </style:style>
    <style:style style:name="Таблица1.E28" style:family="table-cell">
      <style:table-cell-properties fo:padding="0.097cm" fo:border-left="0.05pt solid #000000" fo:border-right="none" fo:border-top="none" fo:border-bottom="0.05pt solid #000000"/>
    </style:style>
    <style:style style:name="Таблица1.F28" style:family="table-cell">
      <style:table-cell-properties fo:padding="0.097cm" fo:border-left="0.05pt solid #000000" fo:border-right="none" fo:border-top="none" fo:border-bottom="0.05pt solid #000000"/>
    </style:style>
    <style:style style:name="Таблица1.G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29" style:family="table-cell">
      <style:table-cell-properties fo:padding="0.097cm" fo:border-left="0.05pt solid #000000" fo:border-right="none" fo:border-top="none" fo:border-bottom="0.05pt solid #000000"/>
    </style:style>
    <style:style style:name="Таблица1.C29" style:family="table-cell">
      <style:table-cell-properties fo:padding="0.097cm" fo:border-left="0.05pt solid #000000" fo:border-right="none" fo:border-top="none" fo:border-bottom="0.05pt solid #000000"/>
    </style:style>
    <style:style style:name="Таблица1.D29" style:family="table-cell">
      <style:table-cell-properties fo:padding="0.097cm" fo:border-left="0.05pt solid #000000" fo:border-right="none" fo:border-top="none" fo:border-bottom="0.05pt solid #000000"/>
    </style:style>
    <style:style style:name="Таблица1.E29" style:family="table-cell">
      <style:table-cell-properties fo:padding="0.097cm" fo:border-left="0.05pt solid #000000" fo:border-right="none" fo:border-top="none" fo:border-bottom="0.05pt solid #000000"/>
    </style:style>
    <style:style style:name="Таблица1.F29" style:family="table-cell">
      <style:table-cell-properties fo:padding="0.097cm" fo:border-left="0.05pt solid #000000" fo:border-right="none" fo:border-top="none" fo:border-bottom="0.05pt solid #000000"/>
    </style:style>
    <style:style style:name="Таблица1.G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0" style:family="table-cell">
      <style:table-cell-properties fo:padding="0.097cm" fo:border-left="0.05pt solid #000000" fo:border-right="none" fo:border-top="none" fo:border-bottom="0.05pt solid #000000"/>
    </style:style>
    <style:style style:name="Таблица1.C30" style:family="table-cell">
      <style:table-cell-properties fo:padding="0.097cm" fo:border-left="0.05pt solid #000000" fo:border-right="none" fo:border-top="none" fo:border-bottom="0.05pt solid #000000"/>
    </style:style>
    <style:style style:name="Таблица1.D30" style:family="table-cell">
      <style:table-cell-properties fo:padding="0.097cm" fo:border-left="0.05pt solid #000000" fo:border-right="none" fo:border-top="none" fo:border-bottom="0.05pt solid #000000"/>
    </style:style>
    <style:style style:name="Таблица1.E30" style:family="table-cell">
      <style:table-cell-properties fo:padding="0.097cm" fo:border-left="0.05pt solid #000000" fo:border-right="none" fo:border-top="none" fo:border-bottom="0.05pt solid #000000"/>
    </style:style>
    <style:style style:name="Таблица1.F30" style:family="table-cell">
      <style:table-cell-properties fo:padding="0.097cm" fo:border-left="0.05pt solid #000000" fo:border-right="none" fo:border-top="none" fo:border-bottom="0.05pt solid #000000"/>
    </style:style>
    <style:style style:name="Таблица1.G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1" style:family="table-cell">
      <style:table-cell-properties fo:padding="0.097cm" fo:border-left="0.05pt solid #000000" fo:border-right="none" fo:border-top="none" fo:border-bottom="0.05pt solid #000000"/>
    </style:style>
    <style:style style:name="Таблица1.C31" style:family="table-cell">
      <style:table-cell-properties fo:padding="0.097cm" fo:border-left="0.05pt solid #000000" fo:border-right="none" fo:border-top="none" fo:border-bottom="0.05pt solid #000000"/>
    </style:style>
    <style:style style:name="Таблица1.D31" style:family="table-cell">
      <style:table-cell-properties fo:padding="0.097cm" fo:border-left="0.05pt solid #000000" fo:border-right="none" fo:border-top="none" fo:border-bottom="0.05pt solid #000000"/>
    </style:style>
    <style:style style:name="Таблица1.E31" style:family="table-cell">
      <style:table-cell-properties fo:padding="0.097cm" fo:border-left="0.05pt solid #000000" fo:border-right="none" fo:border-top="none" fo:border-bottom="0.05pt solid #000000"/>
    </style:style>
    <style:style style:name="Таблица1.F31" style:family="table-cell">
      <style:table-cell-properties fo:padding="0.097cm" fo:border-left="0.05pt solid #000000" fo:border-right="none" fo:border-top="none" fo:border-bottom="0.05pt solid #000000"/>
    </style:style>
    <style:style style:name="Таблица1.G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B32" style:family="table-cell">
      <style:table-cell-properties fo:padding="0.097cm" fo:border-left="0.05pt solid #000000" fo:border-right="none" fo:border-top="none" fo:border-bottom="0.05pt solid #000000"/>
    </style:style>
    <style:style style:name="Таблица1.C32" style:family="table-cell">
      <style:table-cell-properties fo:padding="0.097cm" fo:border-left="0.05pt solid #000000" fo:border-right="none" fo:border-top="none" fo:border-bottom="0.05pt solid #000000"/>
    </style:style>
    <style:style style:name="Таблица1.D32" style:family="table-cell">
      <style:table-cell-properties fo:padding="0.097cm" fo:border-left="0.05pt solid #000000" fo:border-right="none" fo:border-top="none" fo:border-bottom="0.05pt solid #000000"/>
    </style:style>
    <style:style style:name="Таблица1.E32" style:family="table-cell">
      <style:table-cell-properties fo:padding="0.097cm" fo:border-left="0.05pt solid #000000" fo:border-right="none" fo:border-top="none" fo:border-bottom="0.05pt solid #000000"/>
    </style:style>
    <style:style style:name="Таблица1.F32" style:family="table-cell">
      <style:table-cell-properties fo:padding="0.097cm" fo:border-left="0.05pt solid #000000" fo:border-right="none" fo:border-top="none" fo:border-bottom="0.05pt solid #000000"/>
    </style:style>
    <style:style style:name="Таблица1.G3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FreeSerif" officeooo:rsid="00074e05" officeooo:paragraph-rsid="000d7e70"/>
    </style:style>
    <style:style style:name="P2" style:family="paragraph" style:parent-style-name="Standard">
      <style:text-properties style:font-name="FreeSerif" officeooo:rsid="00074e05" officeooo:paragraph-rsid="000d7e70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3pt" fo:font-weight="bold" officeooo:rsid="00074e05" officeooo:paragraph-rsid="000d7e70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3pt" fo:font-weight="bold" officeooo:rsid="00228738" officeooo:paragraph-rsid="000d7e70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FreeSerif" fo:font-weight="bold" officeooo:rsid="00074e05" officeooo:paragraph-rsid="000d7e7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FreeSerif" fo:font-size="11pt" officeooo:rsid="00074e05" officeooo:paragraph-rsid="000d7e70" style:font-size-asian="11pt" style:font-size-complex="11pt"/>
    </style:style>
    <style:style style:name="P7" style:family="paragraph" style:parent-style-name="Table_20_Contents" style:list-style-name="L1">
      <style:paragraph-properties fo:text-align="center" style:justify-single-word="false"/>
      <style:text-properties style:font-name="FreeSerif" fo:font-size="11pt" officeooo:paragraph-rsid="000d7e70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FreeSerif" fo:font-size="11pt" officeooo:paragraph-rsid="000d7e70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FreeSerif" fo:font-size="11pt" officeooo:rsid="0016b363" officeooo:paragraph-rsid="000d7e70" style:font-size-asian="11pt" style:font-size-complex="11pt"/>
    </style:style>
    <style:style style:name="P10" style:family="paragraph" style:parent-style-name="Table_20_Contents">
      <style:text-properties style:font-name="FreeSerif" fo:font-size="11pt" officeooo:paragraph-rsid="000d7e70" style:font-size-asian="11pt" style:font-size-complex="11pt"/>
    </style:style>
    <style:style style:name="T1" style:family="text">
      <style:text-properties officeooo:rsid="002498d6"/>
    </style:style>
    <style:style style:name="T2" style:family="text">
      <style:text-properties officeooo:rsid="0007f6c8"/>
    </style:style>
    <style:style style:name="T3" style:family="text">
      <style:text-properties officeooo:rsid="002a25bb"/>
    </style:style>
    <style:style style:name="T4" style:family="text">
      <style:text-properties officeooo:rsid="0031f441"/>
    </style:style>
    <style:style style:name="T5" style:family="text">
      <style:text-properties officeooo:rsid="0019e411"/>
    </style:style>
    <style:style style:name="T6" style:family="text">
      <style:text-properties officeooo:rsid="00369138"/>
    </style:style>
    <style:style style:name="T7" style:family="text">
      <style:text-properties officeooo:rsid="003ad40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ТВЕРДЖУЮ</text:p>
      <text:p text:style-name="P1">Директор школи</text:p>
      <text:p text:style-name="P1">_____________________</text:p>
      <text:p text:style-name="P1">«____»______________ 20__р.</text:p>
      <text:p text:style-name="P2"/>
      <text:p text:style-name="P3">ЖУРНАЛ ПРОВЕДЕННЯ ІНСТРУКТАЖУ З ТЕХНІКИ БЕЗПЕКИ В КОМП’ЮТЕРНОМУ КЛАСІ <text:span text:style-name="T1">(КАБ. 26)</text:span></text:p>
      <text:p text:style-name="P4">Вчитель: Трубіцина Анастасія Леонідівна</text:p>
      <text:p text:style-name="P5"><draw:frame draw:style-name="fr1" draw:name="Изображение17" text:anchor-type="paragraph" svg:x="15.748cm" svg:y="11.635cm" svg:width="1.953cm" svg:height="0.947cm" draw:z-index="12"><draw:image xlink:href="Pictures/100002010000004A00000024ECE53FC75B26BC72.png" xlink:type="simple" xlink:show="embed" xlink:actuate="onLoad" loext:mime-type="image/png"/></draw:frame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G"/>
        <table:table-row>
          <table:table-cell table:style-name="Таблица1.A1" office:value-type="string">
            <text:p text:style-name="P6"><draw:frame draw:style-name="fr1" draw:name="Изображение1" text:anchor-type="paragraph" svg:x="16.249cm" svg:y="0.877cm" svg:width="1.953cm" svg:height="0.947cm" draw:z-index="0"><draw:image xlink:href="Pictures/100002010000004A00000024ECE53FC75B26BC72.png" xlink:type="simple" xlink:show="embed" xlink:actuate="onLoad" loext:mime-type="image/png"/></draw:frame><draw:frame draw:style-name="fr1" draw:name="Изображение3" text:anchor-type="paragraph" svg:x="16.249cm" svg:y="2.145cm" svg:width="1.953cm" svg:height="0.947cm" draw:z-index="2"><draw:image xlink:href="Pictures/100002010000004A00000024ECE53FC75B26BC72.png" xlink:type="simple" xlink:show="embed" xlink:actuate="onLoad" loext:mime-type="image/png"/></draw:frame><draw:frame draw:style-name="fr1" draw:name="Изображение22" text:anchor-type="paragraph" svg:x="16.249cm" svg:y="14.67cm" svg:width="1.953cm" svg:height="0.947cm" draw:z-index="9"><draw:image xlink:href="Pictures/100002010000004A00000024ECE53FC75B26BC72.png" xlink:type="simple" xlink:show="embed" xlink:actuate="onLoad" loext:mime-type="image/png"/></draw:frame><draw:frame draw:style-name="fr1" draw:name="Изображение26" text:anchor-type="paragraph" svg:x="16.249cm" svg:y="17.732cm" svg:width="1.953cm" svg:height="0.947cm" draw:z-index="10"><draw:image xlink:href="Pictures/100002010000004A00000024ECE53FC75B26BC72.png" xlink:type="simple" xlink:show="embed" xlink:actuate="onLoad" loext:mime-type="image/png"/></draw:frame><draw:frame draw:style-name="fr1" draw:name="Изображение21" text:anchor-type="paragraph" svg:x="16.249cm" svg:y="12.755cm" svg:width="1.953cm" svg:height="0.947cm" draw:z-index="11"><draw:image xlink:href="Pictures/100002010000004A00000024ECE53FC75B26BC72.png" xlink:type="simple" xlink:show="embed" xlink:actuate="onLoad" loext:mime-type="image/png"/></draw:frame>№<draw:frame draw:style-name="fr2" draw:name="Изображение18" text:anchor-type="char" svg:x="16.249cm" svg:y="12.166cm" svg:width="1.953cm" svg:height="0.947cm" draw:z-index="3"><draw:image xlink:href="Pictures/100002010000004A00000024ECE53FC75B26BC72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6">Прізвище, ім’я учня</text:p>
          </table:table-cell>
          <table:table-cell table:style-name="Таблица1.A1" office:value-type="string">
            <text:p text:style-name="P6">Клас</text:p>
          </table:table-cell>
          <table:table-cell table:style-name="Таблица1.A1" office:value-type="string">
            <text:p text:style-name="P6">Дата інструктажу</text:p>
          </table:table-cell>
          <table:table-cell table:style-name="Таблица1.A1" office:value-type="string">
            <text:p text:style-name="P6">Назва інструктажу</text:p>
          </table:table-cell>
          <table:table-cell table:style-name="Таблица1.A1" office:value-type="string">
            <text:p text:style-name="P6">Підпис учня</text:p>
          </table:table-cell>
          <table:table-cell table:style-name="Таблица1.G1" office:value-type="string">
            <text:p text:style-name="P6">Підпис <text:span text:style-name="T2">вчителя</text:span></text:p>
          </table:table-cell>
        </table:table-row>
        <table:table-row table:style-name="Таблица1.2">
          <table:table-cell table:style-name="Таблица1.A2" office:value-type="string">
            <text:list xml:id="list1914670291" text:style-name="L1">
              <text:list-item>
                <text:p text:style-name="P7"><draw:frame draw:style-name="fr1" draw:name="Изображение2" text:anchor-type="paragraph" svg:x="16.249cm" svg:y="0.482cm" svg:width="1.953cm" svg:height="0.947cm" draw:z-index="2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" office:value-type="string">
            <text:p text:style-name="P10">Антосик Павло</text:p>
          </table:table-cell>
          <table:table-cell table:style-name="Таблица1.C2" office:value-type="string">
            <text:p text:style-name="P6">1<text:span text:style-name="T3">1</text:span>-<text:span text:style-name="T4">A</text:span></text:p>
          </table:table-cell>
          <table:table-cell table:style-name="Таблица1.D2" office:value-type="string">
            <text:p text:style-name="P9"><text:span text:style-name="T5">03.09</text:span>.201<text:span text:style-name="T6">9</text:span></text:p>
          </table:table-cell>
          <table:table-cell table:style-name="Таблица1.E2" office:value-type="string">
            <text:p text:style-name="P6">первинний</text:p>
          </table:table-cell>
          <table:table-cell table:style-name="Таблица1.F2" office:value-type="string">
            <text:p text:style-name="P8"/>
          </table:table-cell>
          <table:table-cell table:style-name="Таблица1.G2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279275204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" office:value-type="string">
            <text:p text:style-name="P10">Величко Ігор</text:p>
          </table:table-cell>
          <table:table-cell table:style-name="Таблица1.C3" office:value-type="string">
            <text:p text:style-name="P6">1<text:span text:style-name="T3">1</text:span>-<text:span text:style-name="T4">A</text:span></text:p>
          </table:table-cell>
          <table:table-cell table:style-name="Таблица1.D3" office:value-type="string">
            <text:p text:style-name="P9"><text:span text:style-name="T5">03.09</text:span>.201<text:span text:style-name="T6">9</text:span></text:p>
          </table:table-cell>
          <table:table-cell table:style-name="Таблица1.E3" office:value-type="string">
            <text:p text:style-name="P6">первинний</text:p>
          </table:table-cell>
          <table:table-cell table:style-name="Таблица1.F3" office:value-type="string">
            <text:p text:style-name="P8"/>
          </table:table-cell>
          <table:table-cell table:style-name="Таблица1.G3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3269733983" text:continue-numbering="true" text:style-name="L1">
              <text:list-item>
                <text:p text:style-name="P7"><draw:frame draw:style-name="fr1" draw:name="Изображение4" text:anchor-type="paragraph" svg:x="16.249cm" svg:y="0.474cm" svg:width="1.953cm" svg:height="0.947cm" draw:z-index="14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4" office:value-type="string">
            <text:p text:style-name="P10">Вітюгін Віталій</text:p>
          </table:table-cell>
          <table:table-cell table:style-name="Таблица1.C4" office:value-type="string">
            <text:p text:style-name="P6">1<text:span text:style-name="T3">1</text:span>-<text:span text:style-name="T4">A</text:span></text:p>
          </table:table-cell>
          <table:table-cell table:style-name="Таблица1.D4" office:value-type="string">
            <text:p text:style-name="P9"><text:span text:style-name="T5">03.09</text:span>.201<text:span text:style-name="T6">9</text:span></text:p>
          </table:table-cell>
          <table:table-cell table:style-name="Таблица1.E4" office:value-type="string">
            <text:p text:style-name="P6">первинний</text:p>
          </table:table-cell>
          <table:table-cell table:style-name="Таблица1.F4" office:value-type="string">
            <text:p text:style-name="P8"/>
          </table:table-cell>
          <table:table-cell table:style-name="Таблица1.G4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406816163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5" office:value-type="string">
            <text:p text:style-name="P10">Гергіль Оксана</text:p>
          </table:table-cell>
          <table:table-cell table:style-name="Таблица1.C5" office:value-type="string">
            <text:p text:style-name="P6">1<text:span text:style-name="T3">1</text:span>-<text:span text:style-name="T4">A</text:span></text:p>
          </table:table-cell>
          <table:table-cell table:style-name="Таблица1.D5" office:value-type="string">
            <text:p text:style-name="P9"><text:span text:style-name="T5">03.09</text:span>.201<text:span text:style-name="T6">9</text:span></text:p>
          </table:table-cell>
          <table:table-cell table:style-name="Таблица1.E5" office:value-type="string">
            <text:p text:style-name="P6">первинний</text:p>
          </table:table-cell>
          <table:table-cell table:style-name="Таблица1.F5" office:value-type="string">
            <text:p text:style-name="P8"/>
          </table:table-cell>
          <table:table-cell table:style-name="Таблица1.G5" office:value-type="string">
            <text:p text:style-name="P8"><draw:frame draw:style-name="fr1" draw:name="Изображение5" text:anchor-type="paragraph" svg:x="0.203cm" svg:y="0.575cm" svg:width="1.953cm" svg:height="0.947cm" draw:z-index="1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296319624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6" office:value-type="string">
            <text:p text:style-name="P10">Журавський Микита</text:p>
          </table:table-cell>
          <table:table-cell table:style-name="Таблица1.C6" office:value-type="string">
            <text:p text:style-name="P6">1<text:span text:style-name="T3">1</text:span>-<text:span text:style-name="T4">A</text:span></text:p>
          </table:table-cell>
          <table:table-cell table:style-name="Таблица1.D6" office:value-type="string">
            <text:p text:style-name="P9"><text:span text:style-name="T5">03.09</text:span>.201<text:span text:style-name="T6">9</text:span></text:p>
          </table:table-cell>
          <table:table-cell table:style-name="Таблица1.E6" office:value-type="string">
            <text:p text:style-name="P6">первинний</text:p>
          </table:table-cell>
          <table:table-cell table:style-name="Таблица1.F6" office:value-type="string">
            <text:p text:style-name="P8"/>
          </table:table-cell>
          <table:table-cell table:style-name="Таблица1.G6" office:value-type="string">
            <text:p text:style-name="P8"><draw:frame draw:style-name="fr1" draw:name="Изображение9" text:anchor-type="paragraph" svg:x="0.203cm" svg:y="0.575cm" svg:width="1.953cm" svg:height="0.947cm" draw:z-index="1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246841574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7" office:value-type="string">
            <text:p text:style-name="P10">Кісліцина Ганна</text:p>
          </table:table-cell>
          <table:table-cell table:style-name="Таблица1.C7" office:value-type="string">
            <text:p text:style-name="P6">1<text:span text:style-name="T3">1</text:span>-<text:span text:style-name="T4">A</text:span></text:p>
          </table:table-cell>
          <table:table-cell table:style-name="Таблица1.D7" office:value-type="string">
            <text:p text:style-name="P9"><text:span text:style-name="T5">03.09</text:span>.201<text:span text:style-name="T6">9</text:span></text:p>
          </table:table-cell>
          <table:table-cell table:style-name="Таблица1.E7" office:value-type="string">
            <text:p text:style-name="P6">первинний</text:p>
          </table:table-cell>
          <table:table-cell table:style-name="Таблица1.F7" office:value-type="string">
            <text:p text:style-name="P8"/>
          </table:table-cell>
          <table:table-cell table:style-name="Таблица1.G7" office:value-type="string">
            <text:p text:style-name="P8"><draw:frame draw:style-name="fr1" draw:name="Изображение7" text:anchor-type="paragraph" svg:x="0.203cm" svg:y="0.575cm" svg:width="1.953cm" svg:height="0.947cm" draw:z-index="2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314954808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8" office:value-type="string">
            <text:p text:style-name="P10">Ковальов Олександр</text:p>
          </table:table-cell>
          <table:table-cell table:style-name="Таблица1.C8" office:value-type="string">
            <text:p text:style-name="P6">1<text:span text:style-name="T3">1</text:span>-<text:span text:style-name="T4">A</text:span></text:p>
          </table:table-cell>
          <table:table-cell table:style-name="Таблица1.D8" office:value-type="string">
            <text:p text:style-name="P9"><text:span text:style-name="T5">03.09</text:span>.201<text:span text:style-name="T6">9</text:span></text:p>
          </table:table-cell>
          <table:table-cell table:style-name="Таблица1.E8" office:value-type="string">
            <text:p text:style-name="P6">первинний</text:p>
          </table:table-cell>
          <table:table-cell table:style-name="Таблица1.F8" office:value-type="string">
            <text:p text:style-name="P8"/>
          </table:table-cell>
          <table:table-cell table:style-name="Таблица1.G8" office:value-type="string">
            <text:p text:style-name="P8"><draw:frame draw:style-name="fr1" draw:name="Изображение6" text:anchor-type="paragraph" svg:x="0.203cm" svg:y="0.575cm" svg:width="1.953cm" svg:height="0.947cm" draw:z-index="2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3678464919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9" office:value-type="string">
            <text:p text:style-name="P10">Кошилка Микита</text:p>
          </table:table-cell>
          <table:table-cell table:style-name="Таблица1.C9" office:value-type="string">
            <text:p text:style-name="P6">1<text:span text:style-name="T3">1</text:span>-<text:span text:style-name="T4">A</text:span></text:p>
          </table:table-cell>
          <table:table-cell table:style-name="Таблица1.D9" office:value-type="string">
            <text:p text:style-name="P9"><text:span text:style-name="T5">03.09</text:span>.201<text:span text:style-name="T6">9</text:span></text:p>
          </table:table-cell>
          <table:table-cell table:style-name="Таблица1.E9" office:value-type="string">
            <text:p text:style-name="P6">первинний</text:p>
          </table:table-cell>
          <table:table-cell table:style-name="Таблица1.F9" office:value-type="string">
            <text:p text:style-name="P8"/>
          </table:table-cell>
          <table:table-cell table:style-name="Таблица1.G9" office:value-type="string">
            <text:p text:style-name="P8"><draw:frame draw:style-name="fr1" draw:name="Изображение8" text:anchor-type="paragraph" svg:x="0.203cm" svg:y="0.633cm" svg:width="1.953cm" svg:height="0.947cm" draw:z-index="2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3310416649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0" office:value-type="string">
            <text:p text:style-name="P10">Любінський Олег</text:p>
          </table:table-cell>
          <table:table-cell table:style-name="Таблица1.C10" office:value-type="string">
            <text:p text:style-name="P6">1<text:span text:style-name="T3">1</text:span>-<text:span text:style-name="T4">A</text:span></text:p>
          </table:table-cell>
          <table:table-cell table:style-name="Таблица1.D10" office:value-type="string">
            <text:p text:style-name="P9"><text:span text:style-name="T5">03.09</text:span>.201<text:span text:style-name="T6">9</text:span></text:p>
          </table:table-cell>
          <table:table-cell table:style-name="Таблица1.E10" office:value-type="string">
            <text:p text:style-name="P6">первинний</text:p>
          </table:table-cell>
          <table:table-cell table:style-name="Таблица1.F10" office:value-type="string">
            <text:p text:style-name="P8"/>
          </table:table-cell>
          <table:table-cell table:style-name="Таблица1.G10" office:value-type="string">
            <text:p text:style-name="P8"><draw:frame draw:style-name="fr1" draw:name="Изображение10" text:anchor-type="paragraph" svg:x="0.203cm" svg:y="0.575cm" svg:width="1.953cm" svg:height="0.947cm" draw:z-index="2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3099816396" text:continue-numbering="true" text:style-name="L1">
              <text:list-item>
                <text:p text:style-name="P7"><draw:frame draw:style-name="fr1" draw:name="Изображение12" text:anchor-type="paragraph" svg:x="16.249cm" svg:y="0.503cm" svg:width="1.953cm" svg:height="0.947cm" draw:z-index="23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11" office:value-type="string">
            <text:p text:style-name="P10">Маткін Олександр</text:p>
          </table:table-cell>
          <table:table-cell table:style-name="Таблица1.C11" office:value-type="string">
            <text:p text:style-name="P6">1<text:span text:style-name="T3">1</text:span>-<text:span text:style-name="T4">A</text:span></text:p>
          </table:table-cell>
          <table:table-cell table:style-name="Таблица1.D11" office:value-type="string">
            <text:p text:style-name="P9"><text:span text:style-name="T5">03.09</text:span>.201<text:span text:style-name="T6">9</text:span></text:p>
          </table:table-cell>
          <table:table-cell table:style-name="Таблица1.E11" office:value-type="string">
            <text:p text:style-name="P6">первинний</text:p>
          </table:table-cell>
          <table:table-cell table:style-name="Таблица1.F11" office:value-type="string">
            <text:p text:style-name="P8"/>
          </table:table-cell>
          <table:table-cell table:style-name="Таблица1.G11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288952196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2" office:value-type="string">
            <text:p text:style-name="P10">Новіков Юрій</text:p>
          </table:table-cell>
          <table:table-cell table:style-name="Таблица1.C12" office:value-type="string">
            <text:p text:style-name="P6">1<text:span text:style-name="T3">1</text:span>-<text:span text:style-name="T4">A</text:span></text:p>
          </table:table-cell>
          <table:table-cell table:style-name="Таблица1.D12" office:value-type="string">
            <text:p text:style-name="P9"><text:span text:style-name="T5">03.09</text:span>.201<text:span text:style-name="T6">9</text:span></text:p>
          </table:table-cell>
          <table:table-cell table:style-name="Таблица1.E12" office:value-type="string">
            <text:p text:style-name="P6">первинний</text:p>
          </table:table-cell>
          <table:table-cell table:style-name="Таблица1.F12" office:value-type="string">
            <text:p text:style-name="P8"/>
          </table:table-cell>
          <table:table-cell table:style-name="Таблица1.G12" office:value-type="string">
            <text:p text:style-name="P8"><draw:frame draw:style-name="fr1" draw:name="Изображение11" text:anchor-type="paragraph" svg:x="0.203cm" svg:y="0.575cm" svg:width="1.953cm" svg:height="0.947cm" draw:z-index="2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336597228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3" office:value-type="string">
            <text:p text:style-name="P10">Самойленко <text:span text:style-name="T7">М</text:span>икита</text:p>
          </table:table-cell>
          <table:table-cell table:style-name="Таблица1.C13" office:value-type="string">
            <text:p text:style-name="P6">1<text:span text:style-name="T3">1</text:span>-<text:span text:style-name="T4">A</text:span></text:p>
          </table:table-cell>
          <table:table-cell table:style-name="Таблица1.D13" office:value-type="string">
            <text:p text:style-name="P9"><text:span text:style-name="T5">03.09</text:span>.201<text:span text:style-name="T6">9</text:span></text:p>
          </table:table-cell>
          <table:table-cell table:style-name="Таблица1.E13" office:value-type="string">
            <text:p text:style-name="P6">первинний</text:p>
          </table:table-cell>
          <table:table-cell table:style-name="Таблица1.F13" office:value-type="string">
            <text:p text:style-name="P8"/>
          </table:table-cell>
          <table:table-cell table:style-name="Таблица1.G13" office:value-type="string">
            <text:p text:style-name="P8"><draw:frame draw:style-name="fr1" draw:name="Изображение14" text:anchor-type="paragraph" svg:x="0.203cm" svg:y="0.575cm" svg:width="1.953cm" svg:height="0.947cm" draw:z-index="1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246570136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4" office:value-type="string">
            <text:p text:style-name="P10">Пеляк <text:span text:style-name="T7">Євген</text:span></text:p>
          </table:table-cell>
          <table:table-cell table:style-name="Таблица1.C14" office:value-type="string">
            <text:p text:style-name="P6">1<text:span text:style-name="T3">1</text:span>-<text:span text:style-name="T4">A</text:span></text:p>
          </table:table-cell>
          <table:table-cell table:style-name="Таблица1.D14" office:value-type="string">
            <text:p text:style-name="P9"><text:span text:style-name="T5">03.09</text:span>.201<text:span text:style-name="T6">9</text:span></text:p>
          </table:table-cell>
          <table:table-cell table:style-name="Таблица1.E14" office:value-type="string">
            <text:p text:style-name="P6">первинний</text:p>
          </table:table-cell>
          <table:table-cell table:style-name="Таблица1.F14" office:value-type="string">
            <text:p text:style-name="P8"/>
          </table:table-cell>
          <table:table-cell table:style-name="Таблица1.G14" office:value-type="string">
            <text:p text:style-name="P8"><draw:frame draw:style-name="fr1" draw:name="Изображение13" text:anchor-type="paragraph" svg:x="0.203cm" svg:y="0.575cm" svg:width="1.953cm" svg:height="0.947cm" draw:z-index="17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2673673767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5" office:value-type="string">
            <text:p text:style-name="P10">Черних Данило</text:p>
          </table:table-cell>
          <table:table-cell table:style-name="Таблица1.C15" office:value-type="string">
            <text:p text:style-name="P6">1<text:span text:style-name="T3">1</text:span>-<text:span text:style-name="T4">A</text:span></text:p>
          </table:table-cell>
          <table:table-cell table:style-name="Таблица1.D15" office:value-type="string">
            <text:p text:style-name="P9"><text:span text:style-name="T5">03.09</text:span>.201<text:span text:style-name="T6">9</text:span></text:p>
          </table:table-cell>
          <table:table-cell table:style-name="Таблица1.E15" office:value-type="string">
            <text:p text:style-name="P6">первинний</text:p>
          </table:table-cell>
          <table:table-cell table:style-name="Таблица1.F15" office:value-type="string">
            <text:p text:style-name="P8"/>
          </table:table-cell>
          <table:table-cell table:style-name="Таблица1.G15" office:value-type="string">
            <text:p text:style-name="P8"><draw:frame draw:style-name="fr1" draw:name="Изображение15" text:anchor-type="paragraph" svg:x="0.203cm" svg:y="0.575cm" svg:width="1.953cm" svg:height="0.947cm" draw:z-index="15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250674188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6" office:value-type="string">
            <text:p text:style-name="P10">Яценко Павел</text:p>
          </table:table-cell>
          <table:table-cell table:style-name="Таблица1.C16" office:value-type="string">
            <text:p text:style-name="P6">1<text:span text:style-name="T3">1</text:span>-<text:span text:style-name="T4">A</text:span></text:p>
          </table:table-cell>
          <table:table-cell table:style-name="Таблица1.D16" office:value-type="string">
            <text:p text:style-name="P9"><text:span text:style-name="T5">03.09</text:span>.201<text:span text:style-name="T6">9</text:span></text:p>
          </table:table-cell>
          <table:table-cell table:style-name="Таблица1.E16" office:value-type="string">
            <text:p text:style-name="P6">первинний</text:p>
          </table:table-cell>
          <table:table-cell table:style-name="Таблица1.F16" office:value-type="string">
            <text:p text:style-name="P8"/>
          </table:table-cell>
          <table:table-cell table:style-name="Таблица1.G16" office:value-type="string">
            <text:p text:style-name="P8"><draw:frame draw:style-name="fr1" draw:name="Изображение16" text:anchor-type="paragraph" svg:x="0.203cm" svg:y="0.607cm" svg:width="1.953cm" svg:height="0.947cm" draw:z-index="13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308812747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7" office:value-type="string">
            <text:p text:style-name="P10"/>
          </table:table-cell>
          <table:table-cell table:style-name="Таблица1.C17" office:value-type="string">
            <text:p text:style-name="P6">1<text:span text:style-name="T3">1</text:span>-<text:span text:style-name="T4">A</text:span></text:p>
          </table:table-cell>
          <table:table-cell table:style-name="Таблица1.D17" office:value-type="string">
            <text:p text:style-name="P9"><text:span text:style-name="T5">03.09</text:span>.201<text:span text:style-name="T6">9</text:span></text:p>
          </table:table-cell>
          <table:table-cell table:style-name="Таблица1.E17" office:value-type="string">
            <text:p text:style-name="P6">первинний</text:p>
          </table:table-cell>
          <table:table-cell table:style-name="Таблица1.F17" office:value-type="string">
            <text:p text:style-name="P8"/>
          </table:table-cell>
          <table:table-cell table:style-name="Таблица1.G17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405478533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8" office:value-type="string">
            <text:p text:style-name="P10"/>
          </table:table-cell>
          <table:table-cell table:style-name="Таблица1.C18" office:value-type="string">
            <text:p text:style-name="P6">1<text:span text:style-name="T3">1</text:span>-<text:span text:style-name="T4">A</text:span></text:p>
          </table:table-cell>
          <table:table-cell table:style-name="Таблица1.D18" office:value-type="string">
            <text:p text:style-name="P9"><text:span text:style-name="T5">03.09</text:span>.201<text:span text:style-name="T6">9</text:span></text:p>
          </table:table-cell>
          <table:table-cell table:style-name="Таблица1.E18" office:value-type="string">
            <text:p text:style-name="P6">первинний</text:p>
          </table:table-cell>
          <table:table-cell table:style-name="Таблица1.F18" office:value-type="string">
            <text:p text:style-name="P8"/>
          </table:table-cell>
          <table:table-cell table:style-name="Таблица1.G18" office:value-type="string">
            <text:p text:style-name="P8"><draw:frame draw:style-name="fr1" draw:name="Изображение19" text:anchor-type="paragraph" svg:x="0.203cm" svg:y="0.579cm" svg:width="1.953cm" svg:height="0.947cm" draw:z-index="4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260165128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19" office:value-type="string">
            <text:p text:style-name="P10"/>
          </table:table-cell>
          <table:table-cell table:style-name="Таблица1.C19" office:value-type="string">
            <text:p text:style-name="P6">1<text:span text:style-name="T3">1</text:span>-<text:span text:style-name="T4">A</text:span></text:p>
          </table:table-cell>
          <table:table-cell table:style-name="Таблица1.D19" office:value-type="string">
            <text:p text:style-name="P9"><text:span text:style-name="T5">03.09</text:span>.201<text:span text:style-name="T6">9</text:span></text:p>
          </table:table-cell>
          <table:table-cell table:style-name="Таблица1.E19" office:value-type="string">
            <text:p text:style-name="P6">первинний</text:p>
          </table:table-cell>
          <table:table-cell table:style-name="Таблица1.F19" office:value-type="string">
            <text:p text:style-name="P8"/>
          </table:table-cell>
          <table:table-cell table:style-name="Таблица1.G19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2956310695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0" office:value-type="string">
            <text:p text:style-name="P10"/>
          </table:table-cell>
          <table:table-cell table:style-name="Таблица1.C20" office:value-type="string">
            <text:p text:style-name="P6">1<text:span text:style-name="T3">1</text:span>-<text:span text:style-name="T4">A</text:span></text:p>
          </table:table-cell>
          <table:table-cell table:style-name="Таблица1.D20" office:value-type="string">
            <text:p text:style-name="P9"><text:span text:style-name="T5">03.09</text:span>.201<text:span text:style-name="T6">9</text:span></text:p>
          </table:table-cell>
          <table:table-cell table:style-name="Таблица1.E20" office:value-type="string">
            <text:p text:style-name="P6">первинний</text:p>
          </table:table-cell>
          <table:table-cell table:style-name="Таблица1.F20" office:value-type="string">
            <text:p text:style-name="P8"/>
          </table:table-cell>
          <table:table-cell table:style-name="Таблица1.G20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418529108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1" office:value-type="string">
            <text:p text:style-name="P10"/>
          </table:table-cell>
          <table:table-cell table:style-name="Таблица1.C21" office:value-type="string">
            <text:p text:style-name="P6">1<text:span text:style-name="T3">1</text:span>-<text:span text:style-name="T4">A</text:span></text:p>
          </table:table-cell>
          <table:table-cell table:style-name="Таблица1.D21" office:value-type="string">
            <text:p text:style-name="P9"><text:span text:style-name="T5">03.09</text:span>.201<text:span text:style-name="T6">9</text:span></text:p>
          </table:table-cell>
          <table:table-cell table:style-name="Таблица1.E21" office:value-type="string">
            <text:p text:style-name="P6">первинний</text:p>
          </table:table-cell>
          <table:table-cell table:style-name="Таблица1.F21" office:value-type="string">
            <text:p text:style-name="P8"/>
          </table:table-cell>
          <table:table-cell table:style-name="Таблица1.G21" office:value-type="string">
            <text:p text:style-name="P8"><draw:frame draw:style-name="fr1" draw:name="Изображение20" text:anchor-type="paragraph" svg:x="0.203cm" svg:y="0.575cm" svg:width="1.953cm" svg:height="0.947cm" draw:z-index="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4059385309" text:continue-numbering="true" text:style-name="L1">
              <text:list-item>
                <text:p text:style-name="P7"><draw:frame draw:style-name="fr1" draw:name="Изображение23" text:anchor-type="paragraph" svg:x="16.249cm" svg:y="0.549cm" svg:width="1.953cm" svg:height="0.947cm" draw:z-index="1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2" office:value-type="string">
            <text:p text:style-name="P10"/>
          </table:table-cell>
          <table:table-cell table:style-name="Таблица1.C22" office:value-type="string">
            <text:p text:style-name="P6">1<text:span text:style-name="T3">1</text:span>-<text:span text:style-name="T4">A</text:span></text:p>
          </table:table-cell>
          <table:table-cell table:style-name="Таблица1.D22" office:value-type="string">
            <text:p text:style-name="P9"><text:span text:style-name="T5">03.09</text:span>.201<text:span text:style-name="T6">9</text:span></text:p>
          </table:table-cell>
          <table:table-cell table:style-name="Таблица1.E22" office:value-type="string">
            <text:p text:style-name="P6">первинний</text:p>
          </table:table-cell>
          <table:table-cell table:style-name="Таблица1.F22" office:value-type="string">
            <text:p text:style-name="P8"/>
          </table:table-cell>
          <table:table-cell table:style-name="Таблица1.G22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299726510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3" office:value-type="string">
            <text:p text:style-name="P10"/>
          </table:table-cell>
          <table:table-cell table:style-name="Таблица1.C23" office:value-type="string">
            <text:p text:style-name="P6">1<text:span text:style-name="T3">1</text:span>-<text:span text:style-name="T4">A</text:span></text:p>
          </table:table-cell>
          <table:table-cell table:style-name="Таблица1.D23" office:value-type="string">
            <text:p text:style-name="P9"><text:span text:style-name="T5">03.09</text:span>.201<text:span text:style-name="T6">9</text:span></text:p>
          </table:table-cell>
          <table:table-cell table:style-name="Таблица1.E23" office:value-type="string">
            <text:p text:style-name="P6">первинний</text:p>
          </table:table-cell>
          <table:table-cell table:style-name="Таблица1.F23" office:value-type="string">
            <text:p text:style-name="P8"/>
          </table:table-cell>
          <table:table-cell table:style-name="Таблица1.G23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2238782160" text:continue-numbering="true" text:style-name="L1">
              <text:list-item>
                <text:p text:style-name="P7"><draw:frame draw:style-name="fr2" draw:name="Изображение24" text:anchor-type="char" svg:x="16.249cm" svg:y="0.469cm" svg:width="1.953cm" svg:height="0.947cm" draw:z-index="7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4" office:value-type="string">
            <text:p text:style-name="P10"/>
          </table:table-cell>
          <table:table-cell table:style-name="Таблица1.C24" office:value-type="string">
            <text:p text:style-name="P6">1<text:span text:style-name="T3">1</text:span>-<text:span text:style-name="T4">A</text:span></text:p>
          </table:table-cell>
          <table:table-cell table:style-name="Таблица1.D24" office:value-type="string">
            <text:p text:style-name="P9"><text:span text:style-name="T5">03.09</text:span>.201<text:span text:style-name="T6">9</text:span></text:p>
          </table:table-cell>
          <table:table-cell table:style-name="Таблица1.E24" office:value-type="string">
            <text:p text:style-name="P6">первинний</text:p>
          </table:table-cell>
          <table:table-cell table:style-name="Таблица1.F24" office:value-type="string">
            <text:p text:style-name="P8"/>
          </table:table-cell>
          <table:table-cell table:style-name="Таблица1.G24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2648147179" text:continue-numbering="true" text:style-name="L1">
              <text:list-item>
                <text:p text:style-name="P7"><draw:frame draw:style-name="fr1" draw:name="Изображение25" text:anchor-type="paragraph" svg:x="16.249cm" svg:y="0.515cm" svg:width="1.953cm" svg:height="0.947cm" draw:z-index="5"><draw:image xlink:href="Pictures/100002010000004A00000024ECE53FC75B26BC72.png" xlink:type="simple" xlink:show="embed" xlink:actuate="onLoad" loext:mime-type="image/png"/></draw:frame></text:p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421388837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><draw:frame draw:style-name="fr1" draw:name="Изображение31" text:anchor-type="paragraph" svg:x="0.203cm" svg:y="0.609cm" svg:width="1.953cm" svg:height="0.947cm" draw:z-index="30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3047879180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><draw:frame draw:style-name="fr1" draw:name="Изображение27" text:anchor-type="paragraph" svg:x="0.203cm" svg:y="0.575cm" svg:width="1.953cm" svg:height="0.947cm" draw:z-index="6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2332291788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28" office:value-type="string">
            <text:p text:style-name="P10"/>
          </table:table-cell>
          <table:table-cell table:style-name="Таблица1.C28" office:value-type="string">
            <text:p text:style-name="P6">1<text:span text:style-name="T3">1</text:span>-<text:span text:style-name="T4">A</text:span></text:p>
          </table:table-cell>
          <table:table-cell table:style-name="Таблица1.D28" office:value-type="string">
            <text:p text:style-name="P9"><text:span text:style-name="T5">03.09</text:span>.201<text:span text:style-name="T6">9</text:span></text:p>
          </table:table-cell>
          <table:table-cell table:style-name="Таблица1.E28" office:value-type="string">
            <text:p text:style-name="P6">первинний</text:p>
          </table:table-cell>
          <table:table-cell table:style-name="Таблица1.F28" office:value-type="string">
            <text:p text:style-name="P8"/>
          </table:table-cell>
          <table:table-cell table:style-name="Таблица1.G28" office:value-type="string">
            <text:p text:style-name="P8"/>
          </table:table-cell>
        </table:table-row>
        <table:table-row table:style-name="Таблица1.2">
          <table:table-cell table:style-name="Таблица1.A2" office:value-type="string">
            <text:list xml:id="list64744186440641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9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28" text:anchor-type="paragraph" svg:x="0.203cm" svg:y="0.575cm" svg:width="1.953cm" svg:height="0.947cm" draw:z-index="22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290505440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9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30" text:anchor-type="paragraph" svg:x="0.203cm" svg:y="0.575cm" svg:width="1.953cm" svg:height="0.947cm" draw:z-index="29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3464587443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1" office:value-type="string">
            <text:p text:style-name="P10"/>
          </table:table-cell>
          <table:table-cell table:style-name="Таблица1.C31" office:value-type="string">
            <text:p text:style-name="P6">1<text:span text:style-name="T3">1</text:span>-<text:span text:style-name="T4">A</text:span></text:p>
          </table:table-cell>
          <table:table-cell table:style-name="Таблица1.D31" office:value-type="string">
            <text:p text:style-name="P9"><text:span text:style-name="T5">03.09</text:span>.201<text:span text:style-name="T6">9</text:span></text:p>
          </table:table-cell>
          <table:table-cell table:style-name="Таблица1.E31" office:value-type="string">
            <text:p text:style-name="P6">первинний</text:p>
          </table:table-cell>
          <table:table-cell table:style-name="Таблица1.F31" office:value-type="string">
            <text:p text:style-name="P8"/>
          </table:table-cell>
          <table:table-cell table:style-name="Таблица1.G31" office:value-type="string">
            <text:p text:style-name="P8"><draw:frame draw:style-name="fr1" draw:name="Изображение29" text:anchor-type="paragraph" svg:x="0.203cm" svg:y="0.575cm" svg:width="1.953cm" svg:height="0.947cm" draw:z-index="28"><draw:image xlink:href="Pictures/100002010000004A00000024ECE53FC75B26BC72.png" xlink:type="simple" xlink:show="embed" xlink:actuate="onLoad" loext:mime-type="image/png"/></draw:frame></text:p>
          </table:table-cell>
        </table:table-row>
        <table:table-row table:style-name="Таблица1.2">
          <table:table-cell table:style-name="Таблица1.A2" office:value-type="string">
            <text:list xml:id="list64744015273112" text:continue-numbering="true" text:style-name="L1">
              <text:list-item>
                <text:p text:style-name="P7"/>
              </text:list-item>
            </text:list>
          </table:table-cell>
          <table:table-cell table:style-name="Таблица1.B32" office:value-type="string">
            <text:p text:style-name="P10"/>
          </table:table-cell>
          <table:table-cell table:style-name="Таблица1.C32" office:value-type="string">
            <text:p text:style-name="P6">1<text:span text:style-name="T3">1</text:span>-<text:span text:style-name="T4">A</text:span></text:p>
          </table:table-cell>
          <table:table-cell table:style-name="Таблица1.D32" office:value-type="string">
            <text:p text:style-name="P9"><text:span text:style-name="T5">03.09</text:span>.201<text:span text:style-name="T6">9</text:span></text:p>
          </table:table-cell>
          <table:table-cell table:style-name="Таблица1.E32" office:value-type="string">
            <text:p text:style-name="P6">первинний</text:p>
          </table:table-cell>
          <table:table-cell table:style-name="Таблица1.F32" office:value-type="string">
            <text:p text:style-name="P8"/>
          </table:table-cell>
          <table:table-cell table:style-name="Таблица1.G32" office:value-type="string">
            <text:p text:style-name="P8"/>
          </table:table-cell>
        </table:table-row>
      </table:table>
      <text:p text:style-name="P2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058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5T06:47:20.121312465</meta:creation-date>
    <dc:date>2019-10-15T06:47:41.890960558</dc:date>
    <meta:editing-duration>PT23S</meta:editing-duration>
    <meta:editing-cycles>1</meta:editing-cycles>
    <meta:document-statistic meta:table-count="1" meta:image-count="31" meta:object-count="0" meta:page-count="2" meta:paragraph-count="152" meta:word-count="188" meta:character-count="1283" meta:non-whitespace-character-count="1247"/>
    <meta:generator>LibreOffice/6.3.2.2$Linux_X86_64 LibreOffice_project/30$Build-2</meta:generator>
  </office:meta>
</office:document-meta>
</file>